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1T22:23:22.740139088</meta:creation-date>
    <dc:date>2015-03-01T22:24:54.197649141</dc:date>
    <meta:editing-duration>P0D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4.2.7.2$Linux_x86 LibreOffice_project/420m0$Build-2</meta:generator>
  </office:meta>
</office:document-meta>
</file>